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2.2313in" style:rel-column-width="2184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000080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C1" style:family="table-cell">
      <style:table-cell-properties style:vertical-align="" fo:background-color="#000080" fo:padding="0.0382in" fo:border="0.05pt solid #000000" style:writing-mode="page">
        <style:background-image/>
      </style:table-cell-properties>
    </style:style>
    <style:style style:name="Table1.A2" style:family="table-cell">
      <style:table-cell-properties style:vertical-align="" fo:background-color="#4d4d4d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f8d7" officeooo:paragraph-rsid="0002f8d7"/>
    </style:style>
    <style:style style:name="P2" style:family="paragraph" style:parent-style-name="Standard">
      <style:text-properties officeooo:rsid="0003d64a" officeooo:paragraph-rsid="0003d64a"/>
    </style:style>
    <style:style style:name="P3" style:family="paragraph" style:parent-style-name="Standard">
      <style:text-properties officeooo:rsid="0004350c" officeooo:paragraph-rsid="0004350c"/>
    </style:style>
    <style:style style:name="P4" style:family="paragraph" style:parent-style-name="Standard">
      <style:text-properties officeooo:rsid="0002f8d7" officeooo:paragraph-rsid="0002f8d7"/>
    </style:style>
    <style:style style:name="P5" style:family="paragraph" style:parent-style-name="Standard">
      <style:text-properties officeooo:rsid="0003d64a" officeooo:paragraph-rsid="0003d64a"/>
    </style:style>
    <style:style style:name="P6" style:family="paragraph" style:parent-style-name="Standard">
      <style:text-properties officeooo:rsid="0003d64a" officeooo:paragraph-rsid="00091f7c"/>
    </style:style>
    <style:style style:name="P7" style:family="paragraph" style:parent-style-name="Standard">
      <style:text-properties officeooo:rsid="00091f7c" officeooo:paragraph-rsid="00091f7c"/>
    </style:style>
    <style:style style:name="P8" style:family="paragraph" style:parent-style-name="Standard">
      <style:text-properties fo:font-weight="bold" officeooo:rsid="0002f8d7" officeooo:paragraph-rsid="0002f8d7" style:font-weight-asian="bold" style:font-weight-complex="bold"/>
    </style:style>
    <style:style style:name="P9" style:family="paragraph" style:parent-style-name="Standard">
      <style:text-properties fo:font-weight="bold" officeooo:rsid="0002f8d7" officeooo:paragraph-rsid="00091f7c" style:font-weight-asian="bold" style:font-weight-complex="bold"/>
    </style:style>
    <style:style style:name="P10" style:family="paragraph" style:parent-style-name="Standard">
      <style:text-properties fo:font-weight="bold" officeooo:rsid="00091f7c" officeooo:paragraph-rsid="00091f7c" style:font-weight-asian="bold" style:font-weight-complex="bold"/>
    </style:style>
    <style:style style:name="P11" style:family="paragraph" style:parent-style-name="Standard">
      <style:text-properties fo:font-weight="normal" officeooo:rsid="00091f7c" officeooo:paragraph-rsid="00091f7c" style:font-weight-asian="normal" style:font-weight-complex="normal"/>
    </style:style>
    <style:style style:name="P12" style:family="paragraph" style:parent-style-name="Standard">
      <style:text-properties officeooo:rsid="0009aa8e" officeooo:paragraph-rsid="0009aa8e"/>
    </style:style>
    <style:style style:name="P13" style:family="paragraph" style:parent-style-name="Table_20_Contents">
      <style:text-properties officeooo:rsid="00041ff8" officeooo:paragraph-rsid="00041ff8"/>
    </style:style>
    <style:style style:name="P1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f8d7" officeooo:paragraph-rsid="0002f8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text-properties officeooo:rsid="0004350c" officeooo:paragraph-rsid="0004350c"/>
    </style:style>
    <style:style style:name="P17" style:family="paragraph" style:parent-style-name="Table_20_Contents">
      <style:text-properties officeooo:rsid="0004350c" officeooo:paragraph-rsid="0007215e"/>
    </style:style>
    <style:style style:name="P18" style:family="paragraph" style:parent-style-name="Table_20_Contents">
      <style:text-properties officeooo:rsid="0007215e" officeooo:paragraph-rsid="0007215e"/>
    </style:style>
    <style:style style:name="T1" style:family="text">
      <style:text-properties officeooo:rsid="0004350c"/>
    </style:style>
    <style:style style:name="T2" style:family="text">
      <style:text-properties officeooo:rsid="0007215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91f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Question 1:</text:p>
      <text:p text:style-name="P1"/>
      <text:p text:style-name="P1">Compare and contrast the State and the Strategy pattern.</text:p>
      <text:p text:style-name="P1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4">Strategy</text:p>
          </table:table-cell>
          <table:table-cell table:style-name="Table1.C1" office:value-type="string">
            <text:p text:style-name="P14">State</text:p>
          </table:table-cell>
        </table:table-row>
        <table:table-row table:style-name="Table1.1">
          <table:table-cell table:style-name="Table1.A2" office:value-type="string">
            <text:p text:style-name="P14">Intent</text:p>
          </table:table-cell>
          <table:table-cell table:style-name="Table1.B6" office:value-type="string">
            <text:p text:style-name="P13">Encapsulate Startegy (algorithm)</text:p>
          </table:table-cell>
          <table:table-cell table:style-name="Table1.C6" office:value-type="string">
            <text:p text:style-name="P13">Encapsulating State, changing behaviour depending on state</text:p>
          </table:table-cell>
        </table:table-row>
        <table:table-row table:style-name="Table1.1">
          <table:table-cell table:style-name="Table1.A2" office:value-type="string">
            <text:p text:style-name="P14">Description</text:p>
          </table:table-cell>
          <table:table-cell table:style-name="Table1.B6" office:value-type="string">
            <text:p text:style-name="P18"/>
          </table:table-cell>
          <table:table-cell table:style-name="Table1.C6" office:value-type="string">
            <text:p text:style-name="P18"/>
          </table:table-cell>
        </table:table-row>
        <table:table-row table:style-name="Table1.1">
          <table:table-cell table:style-name="Table1.A2" office:value-type="string">
            <text:p text:style-name="P14">Consequences </text:p>
          </table:table-cell>
          <table:table-cell table:style-name="Table1.B6" office:value-type="string">
            <text:p text:style-name="P16"/>
          </table:table-cell>
          <table:table-cell table:style-name="Table1.C6" office:value-type="string">
            <text:p text:style-name="P16"/>
          </table:table-cell>
        </table:table-row>
        <table:table-row table:style-name="Table1.1">
          <table:table-cell table:style-name="Table1.A2" office:value-type="string">
            <text:p text:style-name="P14">Poly</text:p>
          </table:table-cell>
          <table:table-cell table:style-name="Table1.B6" office:value-type="string">
            <text:p text:style-name="P17">When context sends execute message to the Concrete Strategy via the strategy interface</text:p>
          </table:table-cell>
          <table:table-cell table:style-name="Table1.C6" office:value-type="string">
            <text:p text:style-name="P17">When the context sends a handle message to the concrete state <text:span text:style-name="T4">through the concrete interface</text:span></text:p>
          </table:table-cell>
        </table:table-row>
        <table:table-row table:style-name="Table1.1">
          <table:table-cell table:style-name="Table1.A2" office:value-type="string">
            <text:p text:style-name="P14">Structure</text:p>
          </table:table-cell>
          <table:table-cell table:style-name="Table1.B6" office:value-type="string">
            <text:p text:style-name="P18">same</text:p>
          </table:table-cell>
          <table:table-cell table:style-name="Table1.C6" office:value-type="string">
            <text:p text:style-name="P18">same</text:p>
          </table:table-cell>
        </table:table-row>
      </table:table>
      <text:p text:style-name="P1"/>
      <text:p text:style-name="P1"/>
      <text:p text:style-name="P8">Question2:</text:p>
      <text:p text:style-name="P1"><text:span text:style-name="T1">Compare the </text:span>in<text:span text:style-name="T1">tent</text:span> <text:span text:style-name="T1">in </text:span>Behavioural vs Structural, vs Creational patterns.</text:p>
      <text:p text:style-name="P1"/>
      <text:p text:style-name="P1">Encapsulate behaviour, vs, <text:s/>structure, vs creation.</text:p>
      <text:p text:style-name="P1"/>
      <text:p text:style-name="P3"><text:span text:style-name="T3">Behavioral patterns</text:span> are concerned with algorithms and the assignment of</text:p>
      <text:p text:style-name="P3">responsibilities between objects. Behavioral patterns describe not just patterns of objects</text:p>
      <text:p text:style-name="P3">or classes but also the patterns of communication between them. These patterns</text:p>
      <text:p text:style-name="P3">characterize complex control flow that's difficult to follow at run-time. They shift your</text:p>
      <text:p text:style-name="P3">focus away from flow of control to let you concentrate just on the way objects are</text:p>
      <text:p text:style-name="P3">interconnected.</text:p>
      <text:p text:style-name="P3"/>
      <text:p text:style-name="P3"><text:span text:style-name="T3">Structural patterns</text:span> are concerned with how classes and objects are composed to form</text:p>
      <text:p text:style-name="P3">larger structures. Structural class patterns use inheritance to compose interfaces or</text:p>
      <text:p text:style-name="P3">implementations.</text:p>
      <text:p text:style-name="P3"/>
      <text:p text:style-name="P3"><text:span text:style-name="T3">Creational patterns</text:span> abstract the instantiation process. They help make a system</text:p>
      <text:p text:style-name="P3">independent of how its objects are created, composed, and represented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8">Question 3:</text:p>
      <text:p text:style-name="P2">When would you want to use an internal operator vs an external <text:span text:style-name="T4">iterator</text:span>.</text:p>
      <text:p text:style-name="P2"/>
      <text:p text:style-name="P2">Internal to inject commands, external to iterate </text:p>
      <text:p text:style-name="P12"/>
      <text:p text:style-name="P12"/>
      <text:p text:style-name="P12"/>
      <text:p text:style-name="P12"/>
      <text:p text:style-name="P12"/>
      <text:p text:style-name="P9"><text:soft-page-break/>Question <text:span text:style-name="T4">4</text:span>:</text:p>
      <text:p text:style-name="P7">Contrast Push vs Pull models</text:p>
      <text:p text:style-name="P6"/>
      <text:p text:style-name="P6"/>
      <text:p text:style-name="P10">Question 5: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8:52:55.073304766</meta:creation-date>
    <dc:date>2015-09-11T09:01:14.493026653</dc:date>
    <meta:editing-duration>PT32M</meta:editing-duration>
    <meta:editing-cycles>8</meta:editing-cycles>
    <meta:generator>LibreOffice/4.3.3.2$Linux_X86_64 LibreOffice_project/430m0$Build-2</meta:generator>
    <meta:document-statistic meta:table-count="1" meta:image-count="0" meta:object-count="0" meta:page-count="2" meta:paragraph-count="35" meta:word-count="215" meta:character-count="1472" meta:non-whitespace-character-count="1289"/>
  </office:meta>
</office:document-meta>
</file>